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List_20_Contents">
      <style:paragraph-properties fo:margin-top="0cm" fo:margin-bottom="0.499cm"/>
    </style:style>
    <style:style style:name="P3" style:family="paragraph" style:parent-style-name="Standard">
      <style:paragraph-properties fo:margin-top="0cm" fo:margin-bottom="0.499cm"/>
    </style:style>
    <style:style style:name="T1" style:family="text">
      <style:text-properties fo:font-weight="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top"/></text:p>
      <text:section text:style-name="Sect1" text:name="wrap">
        <text:section text:style-name="Sect1" text:name="page-header">
          <text:h text:style-name="Heading_20_1" text:outline-level="1">Timelab miniCNC</text:h>
          <text:p text:style-name="Text_20_body">development board<text:line-break/><text:a xlink:type="simple" xlink:href="http://localhost/minicnc/">http://localhost/minicnc/</text:a></text:p>
          <text:h text:style-name="Heading_20_2" text:outline-level="2">Plugins</text:h>
          <text:p text:style-name="Text_20_body"><text:a xlink:type="simple" xlink:href="http://localhost/minicnc/viewtopic.php?f=101&amp;t=91">http://localhost/minicnc/viewtopic.php?f=101&amp;t=91</text:a></text:p>
        </text:section>
        <text:section text:style-name="Sect1" text:name="page-body">
          <text:p text:style-name="P3">Page <text:span text:style-name="Strong_20_Emphasis">1</text:span> of <text:span text:style-name="Strong_20_Emphasis">1</text:span></text:p>
          <text:h text:style-name="Heading_20_3" text:outline-level="3">Plugins</text:h>
          <text:p text:style-name="P1">Posted: <text:span text:style-name="Strong_20_Emphasis">23 Mar 2012, 14:25</text:span></text:p>
          <text:p text:style-name="P1">by <text:span text:style-name="Strong_20_Emphasis">Lonefish</text:span></text:p>
          <text:p text:style-name="P1">Werken met plugins gaat blijkbaar via frameworks<text:line-break/><text:line-break/>Dit is een basic framework :<text:line-break/><text:line-break/><text:a xlink:type="simple" xlink:href="http://code.google.com/p/jspf/">http://code.google.com/p/jspf/</text:a><text:line-break/>Video hier : <text:a xlink:type="simple" xlink:href="http://www.youtube.com/watch?v=F-sw2pFdcDw&amp;feature=player_embedded">http://www.youtube.com/watch?v=F-sw2pFd ... r_embedded</text:a><text:line-break/><text:line-break/><text:line-break/>Principe van plugins (wel in .NET framework, maar principes blijven)<text:line-break/><text:a xlink:type="simple" xlink:href="http://msdn.microsoft.com/en-us/library/ms972962.aspx">http://msdn.microsoft.com/en-us/library/ms972962.aspx</text:a></text:p>
          <text:p text:style-name="Horizontal_20_Line"/>
          <text:h text:style-name="Heading_20_3" text:outline-level="3">Re: Plugins</text:h>
          <text:p text:style-name="P1">Posted: <text:span text:style-name="Strong_20_Emphasis">08 Apr 2012, 18:13</text:span></text:p>
          <text:p text:style-name="P1">by <text:span text:style-name="Strong_20_Emphasis">geoffrey</text:span></text:p>
          <text:p text:style-name="P1">Access modifiers in Java:<text:line-break/><text:a xlink:type="simple" xlink:href="http://docs.oracle.com/javase/tutorial/java/javaOO/accesscontrol.html">http://docs.oracle.com/javase/tutorial/ ... ntrol.html</text:a><text:line-break/><text:line-break/>public: voor iederen<text:line-break/>private: binnen de klasse<text:line-break/>protected: binnen de package en subklasses<text:line-break/>niets: binnen de package<text:line-break/><text:line-break/>voorstel van mijnentwege:<text:line-break/>2 netbeans projecten:<text:line-break/>- 1 x voor de presentatie laag<text:line-break/>- 1 x voor datalaag en logische laag (class library)<text:line-break/><text:line-break/>in de klassebibliotheek:<text:line-break/>logische laag -&gt; public + protected, eventueel private voor onbenullige methoden<text:line-break/>datalaag -&gt; protected, eventueel private voor onbenullige methoden<text:line-break/><text:line-break/>in de datalaag: seri├½le comms: singelton pattern?<text:line-break/>meer info hierover: <text:a xlink:type="simple" xlink:href="http://en.wikipedia.org/wiki/Singleton_pattern">http://en.wikipedia.org/wiki/Singleton_pattern</text:a><text:line-break/><text:soft-page-break/><text:line-break/>vandaar wss die rare klasse-in-klasse code die we weleer zijn tegengekomen<text:line-break/><text:line-break/>remarks/suggestions?</text:p>
          <text:p text:style-name="Horizontal_20_Line"/>
          <text:h text:style-name="Heading_20_3" text:outline-level="3">Re: Plugins</text:h>
          <text:p text:style-name="P1">Posted: <text:span text:style-name="Strong_20_Emphasis">21 Apr 2012, 10:10</text:span></text:p>
          <text:p text:style-name="P1">by <text:span text:style-name="Strong_20_Emphasis">geoffrey</text:span></text:p>
          <text:p text:style-name="P1">wat betreft de plugins,<text:line-break/><text:line-break/>ik zat te denken om dit te doen aan de hand van een txt file in te lezen en elke lijn te beschouwen als een bestaande plugin. Via een switch-case kan je dan vergelijken met elke lijn uit die txt file en indien een match: specifiek algorithm constructor oproepen. <text:line-break/>Als je elk algoritme afleid van een basisklasse (Algorithm bv) dan kan je ze bijhouden in de basisklasse zelf (cfr labo C# HTML - XHTML), wat wil zeggen dat je alle gevonden algoritmes in een array kan stockeren en adhv deze array items in je GUI kan displayen om een keuze uit te maken.<text:line-break/><text:line-break/>Het probleem hierbij is echter dat je dan nog steeds in je switch case moet gaan hard coderen welke algoritme constructers er zoal bestaan, wat impliceert dat je voor elke nieuwe plugin opnieuw moet gaan compilen en dat is niet de bedoeling. Je zou in princiepe die switch-case kunnen overslaan en gewoon voor elke regel in de txt een bepaalde constructor oproepen (en via try-catch eventuele fouten opvangen), al heb ik geen idee hoe je van een regel tekst over gaat naar een constructor/klasse op te roepen zonder te hard coden, dit is geen scriptingtaal...</text:p>
          <text:p text:style-name="Horizontal_20_Line"/>
          <text:h text:style-name="Heading_20_3" text:outline-level="3">Re: Plugins</text:h>
          <text:p text:style-name="P1">Posted: <text:span text:style-name="Strong_20_Emphasis">21 Apr 2012, 14:44</text:span></text:p>
          <text:p text:style-name="P1">by <text:span text:style-name="Strong_20_Emphasis">Lonefish</text:span></text:p>
          <text:p text:style-name="P1">Voor dit probleem eventueel eens bij Mr. Demeester/Mevr. Van Assche/Mevr Verbeeck gaan? Dit is nu wel een concrete vraag..</text:p>
          <text:p text:style-name="Horizontal_20_Line"/>
          <text:h text:style-name="Heading_20_3" text:outline-level="3">Re: Plugins</text:h>
          <text:p text:style-name="P1">Posted: <text:span text:style-name="Strong_20_Emphasis">25 Apr 2012, 20:08</text:span></text:p>
          <text:p text:style-name="P1">by <text:span text:style-name="Strong_20_Emphasis">geoffrey</text:span></text:p>
          <text:p text:style-name="Text_20_body">Kheb een werkend voorbeeld in elkaar geknutseld voor die plugins:<text:line-break/><text:line-break/>MAIN</text:p>
          <text:p text:style-name="P2"><text:span text:style-name="Source_20_Text">package PluginTest;<text:line-break/><text:line-break/>public class MainProg {<text:line-break/><text:line-break/>    public static void main(String[] args) {<text:line-break/>        MainProg prog = new MainProg();<text:line-break/>        prog.start();<text:line-break/>    }<text:line-break/>    <text:line-break/></text:span><text:soft-page-break/><text:span text:style-name="Source_20_Text">    private void start() {<text:line-break/>        System.out.println("start");<text:line-break/>        //maak basisklasse<text:line-break/>        BasicPlugin plugin;<text:line-break/>        //dynamisch laden van de afgeleide klasse in de basisklasse<text:line-break/>        try { <text:line-break/>            plugin = (BasicPlugin)Class.forName("PluginTest.Plugin").getConstructor(int[].class).newInstance(new int[0]);<text:line-break/>        } catch (Exception e) {<text:line-break/>            plugin = null;<text:line-break/>        }<text:line-break/>        <text:line-break/>        String gcode[];<text:line-break/>        if(plugin!=null) gcode = plugin.doAlgorithm();<text:line-break/>    }<text:line-break/>}</text:span></text:p>
          <text:p text:style-name="Text_20_body"><text:line-break/><text:line-break/><text:span text:style-name="T1">AFGELEIDE KLASSE</text:span></text:p>
          <text:p text:style-name="P2"><text:span text:style-name="Source_20_Text">package PluginTest;<text:line-break/><text:line-break/>public class Plugin extends BasicPlugin {<text:line-break/>   <text:line-break/>    public Plugin(int[] data) {<text:line-break/>        super(data);<text:line-break/>        System.out.println("base class has been created");<text:line-break/>    }<text:line-break/>    <text:line-break/>    @Override<text:line-break/>    public String[] doAlgorithm() {<text:line-break/>        System.out.println("calculating...");<text:line-break/>        <text:line-break/>        String[] gcode = new String[3];<text:line-break/>        gcode[0] = "G21";<text:line-break/>        gcode[1] = "G92";<text:line-break/>        gcode[2] = "G91 X0Y0Z0";<text:line-break/>        return gcode;<text:line-break/>    }<text:line-break/>}</text:span></text:p>
          <text:p text:style-name="Text_20_body"><text:line-break/><text:line-break/><text:span text:style-name="T1">BASISKLASSE</text:span></text:p>
          <text:p text:style-name="P2"><text:span text:style-name="Source_20_Text">package PluginTest;<text:line-break/><text:line-break/>public abstract class BasicPlugin {<text:line-break/>    private int[] data;<text:line-break/>    <text:line-break/>    public BasicPlugin(int[] data) {<text:line-break/></text:span><text:soft-page-break/><text:span text:style-name="Source_20_Text">        System.out.println("loading data...");<text:line-break/>        this.data = data;<text:line-break/>    }<text:line-break/>    <text:line-break/>    public abstract String[] doAlgorithm();<text:line-break/>}</text:span></text:p>
          <text:p text:style-name="Horizontal_20_Line"/>
        </text:section>
        <text:section text:style-name="Sect1" text:name="page-footer">
          <text:p text:style-name="Standard">All times are UTC [ DST ]<text:line-break/>Page <text:span text:style-name="Strong_20_Emphasis">1</text:span> of <text:span text:style-name="Strong_20_Emphasis">1</text:span></text:p>
          <text:p text:style-name="Standard">Powered by phpBB® Forum Software © phpBB Group<text:line-break/>http://www.phpbb.com/</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nl"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2T16:02:24.38</meta:creation-date>
    <meta:document-statistic meta:table-count="0" meta:image-count="0" meta:object-count="0" meta:page-count="4" meta:paragraph-count="32" meta:word-count="564" meta:character-count="4203" meta:non-whitespace-character-count="3364"/>
    <dc:date>2012-05-22T16:02:47.22</dc:date>
    <meta:editing-duration>PT22S</meta:editing-duration>
    <meta:editing-cycles>1</meta:editing-cycles>
    <meta:generator>LibreOffice/3.4$Win32 LibreOffice_project/340m1$Build-402</meta:generator>
  </office:meta>
</office:document-meta>
</file>